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1" style:data-style-name="N0">
      <style:table-cell-properties fo:border-top="2pt solid #000000" fo:border-bottom="2pt solid #000000" fo:border-left="2pt solid #000000" fo:border-right="none" style:vertical-align="middle" fo:background-color="#1560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3" style:family="table-cell" style:parent-style-name="Accent1" style:data-style-name="N0">
      <style:table-cell-properties fo:border-top="2pt solid #000000" fo:border-bottom="2pt solid #000000" fo:border-left="none" fo:border-right="none" style:vertical-align="middle" fo:background-color="#1560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4" style:family="table-cell" style:parent-style-name="Accent1" style:data-style-name="N0">
      <style:table-cell-properties fo:border-top="2pt solid #000000" fo:border-bottom="2pt solid #000000" fo:border-left="none" fo:border-right="2pt solid #000000" style:vertical-align="middle" fo:background-color="#1560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33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fo:background-color="#F1A983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fo:background-color="#C0E6F5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A6C9E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1F0C8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1A983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 fo:background-color="#F1A983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2pt solid #000000" fo:background-color="#C0E6F5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A6C9E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style:vertical-align="middle" fo:background-color="#C1F0C8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middle" fo:background-color="#F1A983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middle" fo:background-color="#F1A98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style:vertical-align="middle" fo:background-color="#A6C9E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#C1F0C8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 fo:background-color="#FF33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2pt solid #000000" fo:background-color="#F1A983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fo:background-color="#C0E6F5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A6C9E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1F0C8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1A983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fo:background-color="#FF3300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fo:background-color="#F1A983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#C0E6F5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A6C9E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1F0C8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1A983" style:repeat-content="false"/>
      <style:paragraph-properties fo:text-align="center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8.0842708333333cm"/>
    </style:style>
    <style:style style:name="co4" style:family="table-column">
      <style:table-column-properties fo:break-before="auto" style:column-width="3.5851041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1.8123958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50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6378" table:default-cell-style-name="ce5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cceptance Criteria</text:p>
          </table:table-cell>
          <table:table-cell office:value-type="string" table:style-name="ce3">
            <text:p>Pirority</text:p>
          </table:table-cell>
          <table:table-cell office:value-type="string" table:style-name="ce3">
            <text:p>Estimate</text:p>
          </table:table-cell>
          <table:table-cell office:value-type="string" table:style-name="ce4">
            <text:p>Status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As a NewsAgent</text:p>
          </table:table-cell>
          <table:table-cell office:value-type="string" table:style-name="ce8">
            <text:p>Verify Valid Customer Id</text:p>
          </table:table-cell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a new customer</text:p>
          </table:table-cell>
          <table:table-cell office:value-type="string" table:style-name="ce13">
            <text:p>Verify Valid Customer Phone Number</text:p>
          </table:table-cell>
          <table:table-cell table:style-name="ce14"/>
          <table:table-cell table:style-name="ce15"/>
          <table:table-cell table:style-name="ce16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customers to the database</text:p>
          </table:table-cell>
          <table:table-cell office:value-type="string" table:style-name="ce13">
            <text:p>Verify Valid Address</text:p>
          </table:table-cell>
          <table:table-cell office:value-type="string" table:style-name="ce14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Customer Order</text:p>
          </table:table-cell>
          <table:table-cell table:style-name="ce14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absence state</text:p>
          </table:table-cell>
          <table:table-cell table:style-name="ce14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Customer Id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ad customer Information</text:p>
          </table:table-cell>
          <table:table-cell office:value-type="string" table:style-name="ce13">
            <text:p>Verify Valid Customer Phone Number returne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customer details</text:p>
          </table:table-cell>
          <table:table-cell office:value-type="string" table:style-name="ce13">
            <text:p>Verify Valid Address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Customer Order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absence state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Customer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update customer information</text:p>
          </table:table-cell>
          <table:table-cell office:value-type="string" table:style-name="ce13">
            <text:p>Verify Valid Customer Phone Number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change the customer details accordingly</text:p>
          </table:table-cell>
          <table:table-cell office:value-type="string" table:style-name="ce13">
            <text:p>Verify Valid Address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Customer Order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absence stat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info succesfully chang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customer remov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delete customer information</text:p>
          </table:table-cell>
          <table:table-cell office:value-type="string" table:style-name="ce13">
            <text:p>verify info delete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remove old customers<text:s/></text:p>
          </table:table-cell>
          <table:table-cell office:value-type="string" table:style-name="ce13">
            <text:p>verify other customer information remains unchang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a new publication</text:p>
          </table:table-cell>
          <table:table-cell office:value-type="string" table:style-name="ce13">
            <text:p>Verify Valid Publication Pric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publications to the database</text:p>
          </table:table-cell>
          <table:table-cell office:value-type="string" table:style-name="ce13">
            <text:p>Verify Valid shcedul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ad Publication Information</text:p>
          </table:table-cell>
          <table:table-cell office:value-type="string" table:style-name="ce13">
            <text:p>Verify Valid Publication Price returne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Publication details</text:p>
          </table:table-cell>
          <table:table-cell office:value-type="string" table:style-name="ce13">
            <text:p>Verify Valid shcedule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 return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update Publication information</text:p>
          </table:table-cell>
          <table:table-cell office:value-type="string" table:style-name="ce13">
            <text:p>Verify Valid Publication Pric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change the Publication details accordingly</text:p>
          </table:table-cell>
          <table:table-cell office:value-type="string" table:style-name="ce13">
            <text:p>Verify Valid shcedul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info succesfully chang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delete publications</text:p>
          </table:table-cell>
          <table:table-cell office:value-type="string" table:style-name="ce13">
            <text:p>Verify Valid Publication Pric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remove old uneeded Publications<text:s/></text:p>
          </table:table-cell>
          <table:table-cell office:value-type="string" table:style-name="ce13">
            <text:p>Verify Valid shcedul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info succesfully delet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other publications information remains unchang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a new order</text:p>
          </table:table-cell>
          <table:table-cell office:value-type="string" table:style-name="ce13">
            <text:p>Verify Valid Publication Pric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orders to the database</text:p>
          </table:table-cell>
          <table:table-cell office:value-type="string" table:style-name="ce13">
            <text:p>Verify Valid shcedul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Publication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ad orders Information</text:p>
          </table:table-cell>
          <table:table-cell office:value-type="string" table:style-name="ce13">
            <text:p>Verify Valid Publication Pric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orders details</text:p>
          </table:table-cell>
          <table:table-cell office:value-type="string" table:style-name="ce13">
            <text:p>Verify Valid shcedul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Nam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10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delivery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a new delivery docket</text:p>
          </table:table-cell>
          <table:table-cell office:value-type="string" table:style-name="ce13">
            <text:p>Verify Valid customer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delivery docket to the database</text:p>
          </table:table-cell>
          <table:table-cell office:value-type="string" table:style-name="ce13">
            <text:p>Verify Valid delivery date</text:p>
          </table:table-cell>
          <table:table-cell office:value-type="string" table:style-name="ce18">
            <text:p>High</text:p>
          </table:table-cell>
          <table:table-cell table:style-name="ce19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list of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delivery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ad delivery docket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delivery docket details</text:p>
          </table:table-cell>
          <table:table-cell office:value-type="string" table:style-name="ce13">
            <text:p>Verify Valid delivery dat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list of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delivery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update delivery docket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change the delivery docket details accordingly</text:p>
          </table:table-cell>
          <table:table-cell office:value-type="string" table:style-name="ce13">
            <text:p>Verify Valid delivery dat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list of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delivery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delete delivery docket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remove old delivery docket<text:s/></text:p>
          </table:table-cell>
          <table:table-cell office:value-type="string" table:style-name="ce13">
            <text:p>Verify Valid delivery dat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Valid list of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bill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a new invoice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invoice to the database</text:p>
          </table:table-cell>
          <table:table-cell office:value-type="string" table:style-name="ce13">
            <text:p>Verify Valid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total amount du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bill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ad invoice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invoice details</text:p>
          </table:table-cell>
          <table:table-cell office:value-type="string" table:style-name="ce13">
            <text:p>Verify Valid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total amount du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bill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update invoice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change the invoice details accordingly</text:p>
          </table:table-cell>
          <table:table-cell office:value-type="string" table:style-name="ce13">
            <text:p>Verify Valid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total amount du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Valid bill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delete invoice information</text:p>
          </table:table-cell>
          <table:table-cell office:value-type="string" table:style-name="ce13">
            <text:p>Verify Valid customer id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remove old invoice<text:s/></text:p>
          </table:table-cell>
          <table:table-cell office:value-type="string" table:style-name="ce13">
            <text:p>Verify Valid publications deliver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total amount du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number-rows-repeated="2"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20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customer state chang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20"/>
          <table:table-cell office:value-type="string" table:style-name="ce12">
            <text:p>I want to be able to pause orderes</text:p>
          </table:table-cell>
          <table:table-cell office:value-type="string" table:style-name="ce13">
            <text:p>verify customer order not on delivery list</text:p>
          </table:table-cell>
          <table:table-cell office:value-type="string" table:style-name="ce18">
            <text:p>Med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20"/>
          <table:table-cell office:value-type="string" table:style-name="ce12">
            <text:p>so unnecsaery orders avoided<text:s/></text:p>
          </table:table-cell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20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new customer details are accepted and saved in the system.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enter new customers and their delivery preferences into the system,</text:p>
          </table:table-cell>
          <table:table-cell office:value-type="string" table:style-name="ce13">
            <text:p>Verify delivery preferences for customers are correctly stored.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manage who receives which publications.</text:p>
          </table:table-cell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12">
            <text:p>As a newsagent,</text:p>
          </table:table-cell>
          <table:table-cell office:value-type="string" table:style-name="ce13">
            <text:p>Verify a daily delivery list is generated for each delivery person with correct<text:s/>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generate daily delivery lists for each delivery person,</text:p>
          </table:table-cell>
          <table:table-cell office:value-type="string" table:style-name="ce13">
            <text:p>customer addresses and publication details.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they know which publications to deliver to each address.</text:p>
          </table:table-cell>
          <table:table-cell office:value-type="string" table:style-name="ce13">
            <text:p>verify address and publication match delivery details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system allows adding updating and removing information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easily add, remove, and update table information</text:p>
          </table:table-cell>
          <table:table-cell office:value-type="string" table:style-name="ce13">
            <text:p>verify changes to customerdetails are reflected on delivery lists and invoices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I can keep my database up to date.</text:p>
          </table:table-cell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12">
            <text:p>As a… newsagents</text:p>
          </table:table-cell>
          <table:table-cell office:value-type="string" table:style-name="ce13">
            <text:p>verify.. New customer is add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add new customers to my order list</text:p>
          </table:table-cell>
          <table:table-cell office:value-type="string" table:style-name="ce13">
            <text:p>verify.. Address is local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my customer list up to date</text:p>
          </table:table-cell>
          <table:table-cell office:value-type="string" table:style-name="ce13">
            <text:p>verify.. Phone number is in phone number rang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office:value-type="string" table:style-name="ce13">
            <text:p>verify customer information can be changed/update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12">
            <text:p>as a customer</text:p>
          </table:table-cell>
          <table:table-cell office:value-type="string" table:style-name="ce13">
            <text:p>Verify the sytem generates a bill each month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receive my monthley bill along with orders</text:p>
          </table:table-cell>
          <table:table-cell office:value-type="string" table:style-name="ce13">
            <text:p>Verify that the order(publication, price) are correct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keep track of payments</text:p>
          </table:table-cell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12">
            <text:p>As a Newsagent I want ease of access to app<text:s/></text:p>
          </table:table-cell>
          <table:table-cell office:value-type="string" table:style-name="ce13">
            <text:p>Verify.. App is available and is easy for user to us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and to be able to use the app without a learning curve</text:p>
          </table:table-cell>
          <table:table-cell office:value-type="string" table:style-name="ce13">
            <text:p>Verify.. App shows amount of items available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order and see what I need quickly</text:p>
          </table:table-cell>
          <table:table-cell office:value-type="string" table:style-name="ce13">
            <text:p>Verify.. App returns order summary and price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Stock Level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be able to track publication stock</text:p>
          </table:table-cell>
          <table:table-cell office:value-type="string" table:style-name="ce13">
            <text:p>Verify needed publications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I can order more when needed</text:p>
          </table:table-cell>
          <table:table-cell office:value-type="string" table:style-name="ce13">
            <text:p>Verofy the system generates a low stock error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the system genereates daily summaries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create delivery summaries</text:p>
          </table:table-cell>
          <table:table-cell office:value-type="string" table:style-name="ce13">
            <text:p>Verify publications delivered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I can keep track of what has been delivered where</text:p>
          </table:table-cell>
          <table:table-cell office:value-type="string" table:style-name="ce13">
            <text:p>Verify Address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Publication Price and 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o to be able to manage publication data</text:p>
          </table:table-cell>
          <table:table-cell office:value-type="string" table:style-name="ce13">
            <text:p>Verify needed stock amount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I can add new publications, remove discontinued ones</text:p>
          </table:table-cell>
          <table:table-cell office:value-type="string" table:style-name="ce13">
            <text:p>Verify publicstion valid/invalid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table:style-name="ce12"/>
          <table:table-cell table:style-name="ce13"/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12">
            <text:p>As a Newsagent</text:p>
          </table:table-cell>
          <table:table-cell office:value-type="string" table:style-name="ce13">
            <text:p>verify the system shows clear fault messages when issue is present</text:p>
          </table:table-cell>
          <table:table-cell table:style-name="ce18"/>
          <table:table-cell table:style-name="ce15"/>
          <table:table-cell table:style-name="ce17"/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I want the application to provide a fault message</text:p>
          </table:table-cell>
          <table:table-cell office:value-type="string" table:style-name="ce13">
            <text:p>verify cus id, phone, bill, order, address, absence state correct</text:p>
          </table:table-cell>
          <table:table-cell office:value-type="string" table:style-name="ce18">
            <text:p>High</text:p>
          </table:table-cell>
          <table:table-cell table:style-name="ce15"/>
          <table:table-cell office:value-type="string" table:style-name="ce17">
            <text:p>TO-DO</text:p>
          </table:table-cell>
          <table:table-cell table:number-columns-repeated="16378"/>
        </table:table-row>
        <table:table-row table:style-name="ro2">
          <table:table-cell table:style-name="ce6"/>
          <table:table-cell office:value-type="string" table:style-name="ce12">
            <text:p>so that no mistakes <text:s/>are made</text:p>
          </table:table-cell>
          <table:table-cell office:value-type="string" table:style-name="ce13">
            <text:p>verify publication id, price, stock, shcedule, name correct</text:p>
          </table:table-cell>
          <table:table-cell table:style-name="ce18"/>
          <table:table-cell table:style-name="ce15"/>
          <table:table-cell table:style-name="ce16"/>
          <table:table-cell table:number-columns-repeated="16378"/>
        </table:table-row>
        <table:table-row table:style-name="ro2">
          <table:table-cell table:style-name="ce6"/>
          <table:table-cell table:style-name="ce21"/>
          <table:table-cell office:value-type="string" table:style-name="ce22">
            <text:p>verify delivery docket id, phone, bill, order, stock correct</text:p>
          </table:table-cell>
          <table:table-cell table:style-name="ce23"/>
          <table:table-cell table:style-name="ce24"/>
          <table:table-cell table:style-name="ce25"/>
          <table:table-cell table:number-columns-repeated="16378"/>
        </table:table-row>
        <table:table-row table:style-name="ro2"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8"/>
        </table:table-row>
        <table:table-row table:number-rows-repeated="1048417" table:style-name="ro3">
          <table:table-cell table:number-columns-repeated="16384"/>
        </table:table-row>
      </table:table>
      <table:database-ranges>
        <table:database-range table:target-range-address="Sheet1.A115:Sheet1.C159" table:name="Table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1" style:family="table-cell" style:data-style-name="N0">
      <style:table-cell-properties fo:background-color="#156082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5T19:39:51Z</meta:creation-date>
    <dc:date>2024-10-05T20:48:53Z</dc:date>
  </office:meta>
</office:document-meta>
</file>